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vertical-align="middle"/>
    </style:style>
    <style:style style:name="gr3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cm" svg:stroke-color="#4c4c4c" draw:marker-start-width="0.5cm" draw:marker-end-width="0.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style:font-size-asian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xml:id="id1" draw:id="id1" draw:layer="layout" svg:width="4.2cm" svg:height="4.6cm" svg:x="11.2cm" svg:y="14.2cm">
          <text:p text:style-name="P1">Local</text:p>
          <text:p text:style-name="P1">Directory</text:p>
          <text:p text:style-name="P1">for</text:p>
          <text:p text:style-name="P1">Repositories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4.2cm" svg:height="4.6cm" svg:x="22.4cm" svg:y="2.4cm">
          <text:p text:style-name="P1">Repositories</text:p>
          <text:p text:style-name="P1">on</text:p>
          <text:p text:style-name="P1">GitHu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rect draw:style-name="gr2" draw:text-style-name="P1" draw:layer="layout" svg:width="5.2cm" svg:height="5.8cm" svg:x="4.4cm" svg:y="9cm">
            <text:p/>
          </draw:rect>
          <draw:custom-shape draw:style-name="gr1" draw:text-style-name="P1" draw:layer="layout" svg:width="4.707cm" svg:height="1.307cm" svg:x="4.693cm" svg:y="12.8cm">
            <text:p text:style-name="P1">R(C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.707cm" svg:height="1.307cm" svg:x="4.693cm" svg:y="11.293cm">
            <text:p text:style-name="P1">R Studio(G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707cm" svg:height="1.722cm" svg:x="4.573cm" svg:y="9.371cm">
            <text:p text:style-name="P1">R Environment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" draw:text-style-name="P1" draw:layer="layout" svg:width="5.2cm" svg:height="5.8cm" svg:x="18.8cm" svg:y="9cm">
            <text:p/>
          </draw:rect>
          <draw:custom-shape draw:style-name="gr1" draw:text-style-name="P1" draw:layer="layout" svg:width="4.707cm" svg:height="1.307cm" svg:x="19.093cm" svg:y="11.293cm">
            <text:p text:style-name="P1">GitHub(G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.707cm" svg:height="1.307cm" svg:x="19.093cm" svg:y="12.8cm">
            <text:p text:style-name="P1">GitHub(Web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707cm" svg:height="1.693cm" svg:x="19cm" svg:y="9.4cm">
            <text:p text:style-name="P1">R Scripts</text:p>
            <text:p text:style-name="P1">Management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16.4cm" svg:height="1.195cm" svg:x="5cm" svg:y="1cm">
          <draw:text-box>
            <text:p text:style-name="P1"><text:span text:style-name="T1">Environment for learning R language</text:span></text:p>
          </draw:text-box>
        </draw:frame>
        <draw:g>
          <draw:custom-shape draw:style-name="gr5" draw:text-style-name="P1" xml:id="id3" draw:id="id3" draw:layer="layout" svg:width="4.2cm" svg:height="3.2cm" svg:x="1.2cm" svg:y="2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3.4cm" svg:height="2.4cm" svg:x="1.6cm" svg:y="3cm">
            <text:p text:style-name="P1"><text:span text:style-name="T2">Execution</text:span></text:p>
            <text:p text:style-name="P1"><text:span text:style-name="T2">Result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6cm" svg:height="0.8cm" svg:x="2cm" svg:y="5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1" draw:layer="layout" draw:type="curve" svg:x1="15.4cm" svg:y1="16.5cm" svg:x2="22.4cm" svg:y2="4.7cm" draw:start-shape="id1" draw:end-shape="id2" draw:end-glue-point="6" svg:d="m15400 16500c5251 0 1752-11800 7000-11800">
          <text:p/>
        </draw:connector>
        <draw:connector draw:style-name="gr8" draw:text-style-name="P1" draw:layer="layout" draw:type="curve" svg:x1="11.2cm" svg:y1="16.5cm" svg:x2="5.4cm" svg:y2="4.2cm" draw:start-shape="id1" draw:start-glue-point="6" draw:end-shape="id3" svg:d="m11200 16500c-4348 0-1449-12300-5800-12300">
          <text:p/>
        </draw:connector>
        <draw:connector draw:style-name="gr8" draw:text-style-name="P1" draw:layer="layout" draw:type="curve" svg:x1="24.5cm" svg:y1="7cm" svg:x2="13.3cm" svg:y2="18.8cm" draw:start-shape="id2" draw:start-glue-point="7" draw:end-shape="id1" draw:end-glue-point="7" svg:d="m24500 7000c0 18453-11200 12553-11200 1180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8cm" svg:height="16.4cm" svg:x="19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8cm" svg:height="16.4cm" svg:x="1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4.2cm" svg:height="4.6cm" svg:x="2.4cm" svg:y="9.4cm">
          <text:p text:style-name="P4">Local</text:p>
          <text:p text:style-name="P4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xml:id="id5" draw:id="id5" draw:layer="layout" svg:width="4.2cm" svg:height="4.6cm" svg:x="12cm" svg:y="4.4cm">
          <text:p text:style-name="P4">Repository</text:p>
          <text:p text:style-name="P4">on</text:p>
          <text:p text:style-name="P4">GitHu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16.4cm" svg:height="1.195cm" svg:x="5cm" svg:y="1cm">
          <draw:text-box>
            <text:p text:style-name="P5"><text:span text:style-name="T1">Lesson Flow</text:span></text:p>
          </draw:text-box>
        </draw:frame>
        <draw:g xml:id="id7" draw:id="id7">
          <draw:custom-shape draw:style-name="gr5" draw:text-style-name="P1" draw:layer="layout" svg:width="4.2cm" svg:height="3.2cm" svg:x="2.2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3.4cm" svg:height="2.4cm" svg:x="2.6cm" svg:y="3.2cm">
            <text:p text:style-name="P4"><text:span text:style-name="T2">Your P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6cm" svg:height="0.8cm" svg:x="3cm" svg:y="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1" draw:layer="layout" draw:type="curve" svg:x1="6.6cm" svg:y1="11.7cm" svg:x2="12cm" svg:y2="6.7cm" draw:start-shape="id4" draw:end-shape="id5" draw:end-glue-point="6" svg:d="m6600 11700c4051 0 1352-5000 5400-5000">
          <text:p/>
        </draw:connector>
        <draw:connector draw:style-name="gr8" draw:text-style-name="P1" draw:layer="layout" draw:type="curve" svg:x1="16.2cm" svg:y1="6.7cm" svg:x2="20.4cm" svg:y2="11.7cm" draw:start-shape="id5" draw:start-glue-point="8" draw:end-shape="id6" svg:d="m16200 6700c3151 0 1052 5000 4200 5000">
          <text:p/>
        </draw:connector>
        <draw:connector draw:style-name="gr7" draw:text-style-name="P1" draw:layer="layout" draw:type="curve" svg:x1="4.3cm" svg:y1="6.8cm" svg:x2="4.5cm" svg:y2="9.4cm" draw:start-shape="id7" draw:start-glue-point="2" draw:end-shape="id4" draw:end-glue-point="5" svg:d="m4300 6800c0 1950 200 650 200 2600">
          <text:p/>
        </draw:connector>
        <draw:custom-shape draw:style-name="gr11" draw:text-style-name="P1" draw:layer="layout" svg:width="7.1cm" svg:height="1cm" svg:x="1.7cm" svg:y="7.2cm">
          <text:p text:style-name="P1">Edit lesson in repositor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6cm" svg:height="1cm" svg:x="6.8cm" svg:y="9.2cm">
          <text:p text:style-name="P1">Commit &amp; Sync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4.2cm" svg:height="4.6cm" svg:x="20.4cm" svg:y="9.4cm">
          <text:p text:style-name="P4">Local</text:p>
          <text:p text:style-name="P4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8" draw:id="id8">
          <draw:custom-shape draw:style-name="gr5" draw:text-style-name="P1" draw:layer="layout" svg:width="4.2cm" svg:height="3.2cm" svg:x="20.2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3.4cm" svg:height="2.4cm" svg:x="20.6cm" svg:y="3.2cm">
            <text:p text:style-name="P4"><text:span text:style-name="T2">Other</text:span></text:p>
            <text:p text:style-name="P4"><text:span text:style-name="T2">member</text:span></text:p>
            <text:p text:style-name="P4"><text:span text:style-name="T2">P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6cm" svg:height="0.8cm" svg:x="21cm" svg:y="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8" draw:text-style-name="P1" draw:layer="layout" draw:type="curve" svg:x1="22.5cm" svg:y1="9.4cm" svg:x2="22.3cm" svg:y2="6.8cm" draw:start-shape="id6" draw:start-glue-point="5" draw:end-shape="id8" draw:end-glue-point="2" svg:d="m22500 9400c0-1950-200-650-200-2600">
          <text:p/>
        </draw:connector>
        <draw:custom-shape draw:style-name="gr11" draw:text-style-name="P1" draw:layer="layout" svg:width="6.6cm" svg:height="1cm" svg:x="19.7cm" svg:y="8cm">
          <text:p text:style-name="P1">Execute less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cm" svg:x="16cm" svg:y="9.2cm">
          <text:p text:style-name="P1">Clon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1.6cm" svg:height="1cm" svg:x="15.24cm" svg:y="19.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5.4cm" svg:height="0.962cm" svg:x="16.8cm" svg:y="19.238cm">
            <draw:text-box>
              <text:p>is GitHub action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eb613d" draw:end-color="#b84700" draw:start-intensity="100%" draw:end-intensity="100%" draw:angle="0" draw:border="0%"/>
    <draw:gradient draw:name="Gradient_20_10" draw:display-name="Gradient 10" draw:style="linear" draw:start-color="#99ccff" draw:end-color="#0099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se masayuki</meta:initial-creator>
    <meta:creation-date>2014-01-15T18:03:10</meta:creation-date>
    <meta:editing-duration>PT1H18M31S</meta:editing-duration>
    <meta:editing-cycles>3</meta:editing-cycles>
    <dc:date>2014-01-16T17:57:34</dc:date>
    <dc:creator>ise masayuki</dc:creator>
    <meta:generator>OpenOffice/4.0.1$Unix OpenOffice.org_project/401m5$Build-9714</meta:generator>
    <meta:document-statistic meta:object-count="70"/>
  </office:meta>
</office:document-meta>
</file>